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3"/>
          <table:table-cell table:style-name="ACE-13" office:value-type="string">
            <text:p>Cronograma Organizacional</text:p>
          </table:table-cell>
          <table:table-cell table:number-columns-repeated="4" table:style-name="ACE-13"/>
          <table:table-cell table:style-name="ACE-8"/>
          <table:table-cell table:number-columns-repeated="118" table:style-name="Gnumeric-default"/>
        </table:table-row>
        <table:table-row table:style-name="AROW-0">
          <table:table-cell table:style-name="ACE-1"/>
          <table:table-cell table:number-columns-repeated="8" table:style-name="ACE-14"/>
          <table:table-cell table:style-name="ACE-7"/>
          <table:table-cell table:number-columns-repeated="118" table:style-name="Gnumeric-default"/>
        </table:table-row>
        <table:table-row table:style-name="AROW-0">
          <table:table-cell table:style-name="ACE-15" office:value-type="string">
            <text:p>#</text:p>
          </table:table-cell>
          <table:table-cell table:style-name="ACE-15" office:value-type="string">
            <text:p>Actividad</text:p>
          </table:table-cell>
          <table:table-cell table:style-name="ACE-15" office:value-type="string">
            <text:p>Esfuerzo planeado</text:p>
          </table:table-cell>
          <table:table-cell table:style-name="ACE-15" office:value-type="string">
            <text:p>Fecha inicio planeada</text:p>
          </table:table-cell>
          <table:table-cell table:style-name="ACE-15" office:value-type="string">
            <text:p>Fecha fin planeada</text:p>
          </table:table-cell>
          <table:table-cell table:style-name="ACE-15" office:value-type="string">
            <text:p>Esfuerzo real</text:p>
          </table:table-cell>
          <table:table-cell table:style-name="ACE-15" office:value-type="string">
            <text:p>Inicio real</text:p>
          </table:table-cell>
          <table:table-cell table:style-name="ACE-15" office:value-type="string">
            <text:p>Fin real</text:p>
          </table:table-cell>
          <table:table-cell table:style-name="ACE-15" office:value-type="string">
            <text:p>Responsable</text:p>
          </table:table-cell>
          <table:table-cell table:style-name="ACE-2" office:value-type="string">
            <text:p>Participantes</text:p>
          </table:table-cell>
          <table:table-cell table:number-columns-repeated="118" table:style-name="Gnumeric-default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1-10">
            <text:p>10/11/15</text:p>
          </table:table-cell>
          <table:table-cell table:style-name="ACE-10" office:value-type="date" office:date-value="2015-11-10">
            <text:p>10/11/15</text:p>
          </table:table-cell>
          <table:table-cell table:style-name="ACE-11" office:value-type="string">
            <text:p>2HR</text:p>
          </table:table-cell>
          <table:table-cell table:style-name="ACE-10" office:value-type="date" office:date-value="2015-11-10">
            <text:p>10/11/15</text:p>
          </table:table-cell>
          <table:table-cell table:style-name="ACE-10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1-15">
            <text:p>15/11/15</text:p>
          </table:table-cell>
          <table:table-cell table:style-name="ACE-10" office:value-type="date" office:date-value="2015-11-15">
            <text:p>15/11/15</text:p>
          </table:table-cell>
          <table:table-cell table:style-name="ACE-10" office:value-type="string">
            <text:p>.5HR</text:p>
          </table:table-cell>
          <table:table-cell table:style-name="ACE-10" office:value-type="date" office:date-value="2015-11-15">
            <text:p>15/11/15</text:p>
          </table:table-cell>
          <table:table-cell table:style-name="ACE-10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1-30">
            <text:p>30/11/15</text:p>
          </table:table-cell>
          <table:table-cell table:style-name="ACE-10" office:value-type="date" office:date-value="2015-11-30">
            <text:p>30/11/15</text:p>
          </table:table-cell>
          <table:table-cell table:style-name="ACE-10" office:value-type="string">
            <text:p>1HR</text:p>
          </table:table-cell>
          <table:table-cell table:style-name="ACE-10" office:value-type="date" office:date-value="2015-11-30">
            <text:p>30/11/15</text:p>
          </table:table-cell>
          <table:table-cell table:style-name="ACE-10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2-07">
            <text:p>07/12/15</text:p>
          </table:table-cell>
          <table:table-cell table:style-name="ACE-10" office:value-type="date" office:date-value="2015-12-07">
            <text:p>07/12/15</text:p>
          </table:table-cell>
          <table:table-cell table:style-name="ACE-10" office:value-type="string">
            <text:p>80min</text:p>
          </table:table-cell>
          <table:table-cell table:style-name="ACE-10" office:value-type="date" office:date-value="2015-12-07">
            <text:p>07/12/15</text:p>
          </table:table-cell>
          <table:table-cell table:style-name="ACE-10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2-14">
            <text:p>14/12/15</text:p>
          </table:table-cell>
          <table:table-cell table:style-name="ACE-10" office:value-type="date" office:date-value="2015-12-14">
            <text:p>14/12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2-21">
            <text:p>21/12/15</text:p>
          </table:table-cell>
          <table:table-cell table:style-name="ACE-10" office:value-type="date" office:date-value="2015-12-21">
            <text:p>21/12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12-28">
            <text:p>28/12/15</text:p>
          </table:table-cell>
          <table:table-cell table:style-name="ACE-10" office:value-type="date" office:date-value="2015-12-28">
            <text:p>28/12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01-04">
            <text:p>04/01/15</text:p>
          </table:table-cell>
          <table:table-cell table:style-name="ACE-10" office:value-type="date" office:date-value="2015-01-04">
            <text:p>04/01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01-11">
            <text:p>11/01/15</text:p>
          </table:table-cell>
          <table:table-cell table:style-name="ACE-10" office:value-type="date" office:date-value="2015-01-11">
            <text:p>11/01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01-18">
            <text:p>18/01/15</text:p>
          </table:table-cell>
          <table:table-cell table:style-name="ACE-10" office:value-type="date" office:date-value="2015-01-18">
            <text:p>18/01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01-25">
            <text:p>25/01/15</text:p>
          </table:table-cell>
          <table:table-cell table:style-name="ACE-10" office:value-type="date" office:date-value="2015-01-25">
            <text:p>25/01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0" office:value-type="date" office:date-value="2015-02-01">
            <text:p>01/02/15</text:p>
          </table:table-cell>
          <table:table-cell table:style-name="ACE-10" office:value-type="date" office:date-value="2015-02-01">
            <text:p>01/02/15</text:p>
          </table:table-cell>
          <table:table-cell table:number-columns-repeated="3" table:style-name="ACE-10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2" table:style-name="ACE-5"/>
          <table:table-cell table:number-columns-repeated="3" table:style-name="ACE-9"/>
          <table:table-cell table:style-name="ACE-12"/>
          <table:table-cell table:number-columns-repeated="2" table:style-name="ACE-9"/>
          <table:table-cell table:number-columns-repeated="2" table:style-name="ACE-5"/>
          <table:table-cell table:number-columns-repeated="118" table:style-name="Gnumeric-default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9"/>
          <table:table-cell table:number-columns-repeated="2" table:style-name="ACE-5"/>
          <table:table-cell table:number-columns-repeated="118" table:style-name="Gnumeric-default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4" gnm:cursor-row="5">
          <gnm:selection gnm:start-col="4" gnm:start-row="5" gnm:end-col="4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07T17:11:11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